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<text:span text:style-name="T1">Place piece.</text:span></text:h>
      <text:p text:style-name="Text_20_body">Priority (<text:span text:style-name="T2">high</text:span>, mid, low)</text:p>
      <text:p text:style-name="Text_20_body">Participating actors</text:p>
      <text:list xml:id="list920623862" text:style-name="L1">
        <text:list-item>
          <text:p text:style-name="P1">User</text:p>
        </text:list-item>
      </text:list>
      <text:p text:style-name="Text_20_body">Normal flow of events</text:p>
      <text:list xml:id="list258707418" text:style-name="L2">
        <text:list-item>
          <text:p text:style-name="P2">Select the desired pin. (User)</text:p>
          <text:list>
            <text:list-item>
              <text:p text:style-name="P2">The pin get's highlighted to inform the user that the selection was successful. (Application)</text:p>
            </text:list-item>
          </text:list>
        </text:list-item>
        <text:list-item>
          <text:p text:style-name="P2">Press “place piece” button. (User)</text:p>
          <text:list>
            <text:list-item>
              <text:p text:style-name="P2">Place the piece for the active player in the data structure representing the game board. Update the graphical state to reflect this. (Application)</text:p>
            </text:list-item>
          </text:list>
        </text:list-item>
      </text:list>
      <text:p text:style-name="Text_20_body">Exceptional flow 1</text:p>
      <text:list xml:id="list598658601" text:style-name="L3">
        <text:list-item>
          <text:p text:style-name="P3">Press “place piece” button with no pin selected. (User)</text:p>
          <text:list>
            <text:list-item>
              <text:p text:style-name="P3">Button is unresponsive until a pin has been selected. This can be represented by graying it out. (Application)</text:p>
            </text:list-item>
          </text:list>
        </text:list-item>
      </text:list>
      <text:p text:style-name="Text_20_body">Exceptional flow 2</text:p>
      <text:list xml:id="list899242553" text:style-name="L4">
        <text:list-item>
          <text:p text:style-name="P4">Press “place piece” button with a full pin selected. (User)</text:p>
          <text:list>
            <text:list-item>
              <text:p text:style-name="P4">Button is unresponsive until a pin where the move could be performed is selected. This can be represented by graying it out. (Application)</text:p>
            </text:list-item>
          </text:list>
        </text:list-item>
      </text:list>
      <text:p text:style-name="Text_20_body">Exceptional flow 3</text:p>
      <text:list xml:id="list1560638476" text:style-name="L5">
        <text:list-item>
          <text:p text:style-name="P5">Press “place piece” button when the selected pin is invisible (User)</text:p>
          <text:list>
            <text:list-item>
              <text:p text:style-name="P5">The pin is set to be visible before the graphical state is updated. (Application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28:19</meta:creation-date>
    <dc:date>2010-03-23T11:43:22</dc:date>
    <dc:language>en-US</dc:language>
    <meta:editing-cycles>10</meta:editing-cycles>
    <meta:editing-duration>PT00H57M43S</meta:editing-duration>
    <dc:creator>Jonas Jacobson</dc:creator>
    <meta:document-statistic meta:table-count="0" meta:image-count="0" meta:object-count="0" meta:page-count="1" meta:paragraph-count="18" meta:word-count="171" meta:character-count="982"/>
    <meta:user-defined meta:name="Info 1"/>
    <meta:user-defined meta:name="Info 2"/>
    <meta:user-defined meta:name="Info 3"/>
    <meta:user-defined meta:name="Info 4"/>
  </office:meta>
</office:document-meta>
</file>